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5E0000005EAB6862D59EF3F3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%" draw:fill="bitmap" draw:fill-color="#99ccff" draw:fill-image-name="Sky" draw:opacity="70%" draw:textarea-horizontal-align="justify" draw:textarea-vertical-align="middle" draw:auto-grow-height="false" fo:min-height="17.75cm" fo:min-width="119.5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237.75cm" fo:min-width="17.5cm"/>
    </style:style>
    <style:style style:name="gr3" style:family="graphic" style:parent-style-name="standard">
      <style:graphic-properties draw:stroke="none" draw:fill-color="#cccccc" draw:textarea-horizontal-align="justify" draw:textarea-vertical-align="middle" draw:auto-grow-height="false" fo:min-height="177.75cm" fo:min-width="57.5cm"/>
    </style:style>
    <style:style style:name="gr4" style:family="graphic" style:parent-style-name="standard">
      <style:graphic-properties draw:stroke="none" draw:fill="hatch" draw:fill-color="#dddddd" draw:fill-hatch-name="Black_20_45_20_Degrees_20_Wide" draw:fill-hatch-solid="true" draw:textarea-horizontal-align="justify" draw:textarea-vertical-align="middle" draw:auto-grow-height="false" fo:min-height="4.75cm" fo:min-width="289.5cm"/>
    </style:style>
    <style:style style:name="gr5" style:family="graphic" style:parent-style-name="standard">
      <style:graphic-properties draw:stroke="none" draw:fill="hatch" draw:fill-color="#dddddd" draw:fill-hatch-name="Black_20_45_20_Degrees_20_Wide" draw:fill-hatch-solid="true" draw:textarea-horizontal-align="justify" draw:textarea-vertical-align="middle" draw:auto-grow-height="false" fo:min-height="249.75cm" fo:min-width="9.5cm"/>
    </style:style>
    <style:style style:name="gr6" style:family="graphic" style:parent-style-name="objectwithoutfill">
      <style:graphic-properties svg:stroke-width="2cm" svg:stroke-color="#cc9966" draw:marker-start-width="3.199cm" draw:marker-end-width="3.199cm" svg:stroke-opacity="34%" draw:fill="none" draw:opacity="50%" draw:textarea-vertical-align="middle" fo:padding-top="1.124cm" fo:padding-bottom="1.124cm" fo:padding-left="1.249cm" fo:padding-right="1.249cm"/>
    </style:style>
    <style:style style:name="gr7" style:family="graphic" style:parent-style-name="standard">
      <style:graphic-properties draw:textarea-horizontal-align="justify" draw:textarea-vertical-align="middle" draw:auto-grow-height="false" fo:min-height="35.75cm" fo:min-width="55.5cm"/>
    </style:style>
    <style:style style:name="gr8" style:family="graphic" style:parent-style-name="objectwithoutfill">
      <style:graphic-properties svg:stroke-width="2cm" svg:stroke-color="#cccccc" draw:marker-start-width="3.199cm" draw:marker-end-width="3.199cm" draw:fill="none" draw:textarea-vertical-align="middle" fo:padding-top="1.124cm" fo:padding-bottom="1.124cm" fo:padding-left="1.249cm" fo:padding-right="1.249cm"/>
    </style:style>
    <style:style style:name="gr9" style:family="graphic" style:parent-style-name="standard">
      <style:graphic-properties draw:fill-color="#333333" draw:textarea-horizontal-align="justify" draw:textarea-vertical-align="middle" draw:auto-grow-height="false" fo:min-height="20.75cm" fo:min-width="34.5cm"/>
    </style:style>
    <style:style style:name="gr10" style:family="graphic" style:parent-style-name="standard">
      <style:graphic-properties draw:fill-color="#333333" draw:textarea-horizontal-align="justify" draw:textarea-vertical-align="middle" draw:auto-grow-height="false" fo:min-height="20.76cm" fo:min-width="34.5cm"/>
    </style:style>
    <style:style style:name="gr11" style:family="graphic" style:parent-style-name="standard">
      <style:graphic-properties draw:fill="hatch" draw:fill-color="#dddddd" draw:fill-hatch-name="Hatching_20_1" draw:fill-hatch-solid="true" draw:textarea-horizontal-align="justify" draw:textarea-vertical-align="middle" draw:auto-grow-height="false" fo:min-height="19.75cm" fo:min-width="116.11cm"/>
    </style:style>
    <style:style style:name="gr12" style:family="graphic" style:parent-style-name="objectwithoutfill">
      <style:graphic-properties svg:stroke-width="2cm" svg:stroke-color="#999999" draw:marker-start-width="3.199cm" draw:marker-end-width="3.199cm" draw:fill="none" draw:textarea-vertical-align="middle" fo:padding-top="1.124cm" fo:padding-bottom="1.124cm" fo:padding-left="1.249cm" fo:padding-right="1.249cm"/>
    </style:style>
    <style:style style:name="gr13" style:family="graphic" style:parent-style-name="standard">
      <style:graphic-properties draw:fill-color="#333333" draw:textarea-horizontal-align="justify" draw:textarea-vertical-align="middle" draw:auto-grow-height="false" fo:min-height="237.75cm" fo:min-width="7.5cm"/>
    </style:style>
    <style:style style:name="gr14" style:family="graphic" style:parent-style-name="standard">
      <style:graphic-properties draw:fill-color="#333333" draw:textarea-horizontal-align="justify" draw:textarea-vertical-align="middle" draw:auto-grow-height="false" fo:min-height="27.75cm" fo:min-width="7.486cm"/>
    </style:style>
    <style:style style:name="gr15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23.75cm" fo:min-width="214.21cm"/>
    </style:style>
    <style:style style:name="gr16" style:family="graphic" style:parent-style-name="standard">
      <style:graphic-properties draw:fill-color="#666666" draw:textarea-horizontal-align="justify" draw:textarea-vertical-align="middle" draw:auto-grow-height="false" fo:min-height="43.75cm" fo:min-width="14.5cm"/>
    </style:style>
    <style:style style:name="gr17" style:family="graphic" style:parent-style-name="standard">
      <style:graphic-properties draw:fill-color="#808080" draw:textarea-horizontal-align="justify" draw:textarea-vertical-align="middle" draw:auto-grow-height="false" fo:min-height="43.75cm" fo:min-width="3.5cm"/>
    </style:style>
    <style:style style:name="gr18" style:family="graphic" style:parent-style-name="objectwithoutfill">
      <style:graphic-properties svg:stroke-width="2cm" svg:stroke-color="#cc9966" draw:marker-start-width="3.199cm" draw:marker-end-width="3.199cm" svg:stroke-opacity="34%" draw:fill="none" draw:textarea-vertical-align="middle" fo:padding-top="1.124cm" fo:padding-bottom="1.124cm" fo:padding-left="1.249cm" fo:padding-right="1.249cm"/>
    </style:style>
    <style:style style:name="gr19" style:family="graphic" style:parent-style-name="objectwithoutfill">
      <style:graphic-properties svg:stroke-width="2cm" svg:stroke-color="#cc9966" draw:marker-start-width="3.199cm" draw:marker-end-width="3.199cm" svg:stroke-opacity="34%" draw:fill="none" draw:opacity="34%" draw:textarea-vertical-align="middle" fo:padding-top="1.124cm" fo:padding-bottom="1.124cm" fo:padding-left="1.249cm" fo:padding-right="1.249cm"/>
    </style:style>
    <style:style style:name="gr20" style:family="graphic" style:parent-style-name="objectwithoutfill">
      <style:graphic-properties svg:stroke-width="2cm" svg:stroke-color="#cc9966" draw:marker-start-width="3.199cm" draw:marker-end-width="3.199cm" svg:stroke-opacity="100%" draw:fill="none" draw:textarea-vertical-align="middle" fo:padding-top="1.124cm" fo:padding-bottom="1.124cm" fo:padding-left="1.249cm" fo:padding-right="1.249cm"/>
    </style:style>
    <style:style style:name="gr21" style:family="graphic" style:parent-style-name="standard">
      <style:graphic-properties draw:stroke="solid" draw:stroke-dash="Ultrafine_20_Dashed" svg:stroke-width="0.018cm" svg:stroke-color="#808080" draw:marker-start-width="0.226cm" draw:marker-end-width="0.226cm" svg:stroke-opacity="100%" draw:fill-color="#ffffff" draw:opacity="50%" draw:textarea-horizontal-align="justify" draw:textarea-vertical-align="middle" draw:auto-grow-height="false" fo:min-height="43.732cm" fo:min-width="119.5cm" fo:padding-top="0.133cm" fo:padding-bottom="0.133cm" fo:padding-left="0.258cm" fo:padding-right="0.258cm"/>
    </style:style>
    <style:style style:name="gr22" style:family="graphic" style:parent-style-name="standard">
      <style:graphic-properties svg:stroke-width="0.018cm" svg:stroke-color="#808080" draw:marker-start-width="0.227cm" draw:marker-end-width="0.227cm" svg:stroke-opacity="100%" draw:fill-color="#ffffff" draw:opacity="50%" draw:textarea-horizontal-align="justify" draw:textarea-vertical-align="middle" draw:auto-grow-height="false" fo:min-height="37.732cm" fo:min-width="119.5cm" fo:padding-top="0.134cm" fo:padding-bottom="0.134cm" fo:padding-left="0.259cm" fo:padding-right="0.259cm"/>
    </style:style>
    <style:style style:name="gr23" style:family="graphic" style:parent-style-name="standard">
      <style:graphic-properties draw:fill-color="#99ff33" draw:textarea-horizontal-align="justify" draw:textarea-vertical-align="middle" draw:auto-grow-height="false" fo:min-height="24.75cm" fo:min-width="4.5cm"/>
    </style:style>
    <style:style style:name="gr24" style:family="graphic" style:parent-style-name="standard">
      <style:graphic-properties draw:fill-color="#99ff33" draw:textarea-horizontal-align="justify" draw:textarea-vertical-align="middle" draw:auto-grow-height="false" fo:min-height="19.75cm" fo:min-width="4.5cm"/>
    </style:style>
    <style:style style:name="gr25" style:family="graphic" style:parent-style-name="standard">
      <style:graphic-properties draw:fill-color="#99ff33" draw:textarea-horizontal-align="justify" draw:textarea-vertical-align="middle" draw:auto-grow-height="false" fo:min-height="22.75cm" fo:min-width="4.5cm"/>
    </style:style>
    <style:style style:name="gr26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17.76cm" fo:min-width="24.5cm"/>
    </style:style>
    <style:style style:name="gr27" style:family="graphic" style:parent-style-name="measure" style:list-style-name="L1">
      <style:graphic-properties svg:stroke-color="#006633" draw:marker-start-width="3cm" draw:marker-end-width="3cm" draw:textarea-vertical-align="middle" draw:line-distance="9.2cm"/>
    </style:style>
    <style:style style:name="gr28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17.75cm" fo:min-width="214.2cm"/>
    </style:style>
    <style:style style:name="gr29" style:family="graphic" style:parent-style-name="measure" style:list-style-name="L1">
      <style:graphic-properties svg:stroke-color="#006633" draw:marker-start-width="3cm" draw:marker-end-width="3cm" draw:textarea-vertical-align="middle" draw:line-distance="9.2cm"/>
    </style:style>
    <style:style style:name="gr30" style:family="graphic" style:parent-style-name="standard">
      <style:graphic-properties svg:stroke-color="#666666" draw:fill-color="#ffff99" draw:textarea-horizontal-align="justify" draw:textarea-vertical-align="middle" draw:auto-grow-height="false" fo:min-height="8.55cm" fo:min-width="27.1cm" fo:wrap-option="no-wrap"/>
    </style:style>
    <style:style style:name="gr31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35.75cm" fo:min-width="24.49cm"/>
    </style:style>
    <style:style style:name="gr32" style:family="graphic" style:parent-style-name="standard">
      <style:graphic-properties draw:fill="hatch" draw:fill-color="#dddddd" draw:fill-hatch-name="Hatching_20_4" draw:fill-hatch-solid="true" draw:textarea-horizontal-align="justify" draw:textarea-vertical-align="middle" draw:auto-grow-height="false" fo:min-height="26.75cm" fo:min-width="26.5cm"/>
    </style:style>
    <style:style style:name="gr33" style:family="graphic" style:parent-style-name="standard">
      <style:graphic-properties draw:fill="hatch" draw:fill-color="#dddddd" draw:fill-hatch-name="Hatching_20_4" draw:fill-hatch-solid="true" draw:textarea-horizontal-align="justify" draw:textarea-vertical-align="middle" draw:auto-grow-height="false" fo:min-height="34.75cm" fo:min-width="26.5cm"/>
    </style:style>
    <style:style style:name="gr34" style:family="graphic" style:parent-style-name="standard">
      <style:graphic-properties draw:fill="hatch" draw:fill-color="#dddddd" draw:fill-hatch-name="Hatching_20_1" draw:fill-hatch-solid="true" draw:textarea-horizontal-align="justify" draw:textarea-vertical-align="middle" draw:auto-grow-height="false" fo:min-height="19.74cm" fo:min-width="24.5cm"/>
    </style:style>
    <style:style style:name="gr35" style:family="graphic" style:parent-style-name="standard">
      <style:graphic-properties draw:fill="hatch" draw:fill-color="#dddddd" draw:fill-hatch-name="Hatching_20_1" draw:fill-hatch-solid="true" draw:textarea-horizontal-align="justify" draw:textarea-vertical-align="middle" draw:auto-grow-height="false" fo:min-height="24.75cm" fo:min-width="24.49cm"/>
    </style:style>
    <style:style style:name="gr36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25.75cm" fo:min-width="55.5cm"/>
    </style:style>
    <style:style style:name="gr37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25.75cm" fo:min-width="55.51cm"/>
    </style:style>
    <style:style style:name="gr38" style:family="graphic" style:parent-style-name="standard">
      <style:graphic-properties svg:stroke-color="#666666" draw:fill-color="#ffff99" draw:textarea-horizontal-align="justify" draw:textarea-vertical-align="middle" draw:auto-grow-height="false" fo:min-height="9.45cm" fo:min-width="33.6cm" fo:wrap-option="no-wrap"/>
    </style:style>
    <style:style style:name="gr39" style:family="graphic" style:parent-style-name="standard">
      <style:graphic-properties draw:fill-color="#808080" draw:textarea-horizontal-align="justify" draw:textarea-vertical-align="middle" draw:auto-grow-height="false" fo:min-height="47.75cm" fo:min-width="1.5cm"/>
    </style:style>
    <style:style style:name="gr40" style:family="graphic" style:parent-style-name="standard">
      <style:graphic-properties draw:fill-color="#999999" draw:textarea-horizontal-align="justify" draw:textarea-vertical-align="middle" draw:auto-grow-height="false" fo:min-height="2.572cm" fo:min-width="4.332cm"/>
    </style:style>
    <style:style style:name="gr41" style:family="graphic" style:parent-style-name="standard">
      <style:graphic-properties svg:stroke-color="#666666" draw:fill-color="#ffff99" draw:textarea-horizontal-align="justify" draw:textarea-vertical-align="middle" draw:auto-grow-height="false" fo:min-height="12.084cm" fo:min-width="28.65cm" fo:wrap-option="no-wrap"/>
    </style:style>
    <style:style style:name="gr42" style:family="graphic" style:parent-style-name="objectwithoutfill">
      <style:graphic-properties svg:stroke-width="2cm" svg:stroke-color="#cc9966" draw:marker-start-width="3.199cm" draw:marker-end-width="3.199cm" draw:fill="none" draw:textarea-vertical-align="middle" fo:padding-top="1.124cm" fo:padding-bottom="1.124cm" fo:padding-left="1.249cm" fo:padding-right="1.249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18.75cm" fo:min-width="4.5cm"/>
    </style:style>
    <style:style style:name="gr44" style:family="graphic" style:parent-style-name="standard">
      <style:graphic-properties draw:fill-color="#999999" draw:textarea-horizontal-align="justify" draw:textarea-vertical-align="middle" draw:auto-grow-height="false" fo:min-height="13.242cm" fo:min-width="5.501cm"/>
    </style:style>
    <style:style style:name="gr45" style:family="graphic" style:parent-style-name="standard">
      <style:graphic-properties draw:fill-color="#999999" draw:textarea-horizontal-align="justify" draw:textarea-vertical-align="middle" draw:auto-grow-height="false" fo:min-height="13.242cm" fo:min-width="16.101cm"/>
    </style:style>
    <style:style style:name="gr46" style:family="graphic" style:parent-style-name="standard">
      <style:graphic-properties draw:fill-color="#999999" draw:textarea-horizontal-align="justify" draw:textarea-vertical-align="middle" draw:auto-grow-height="false" fo:min-height="8.642cm" fo:min-width="19.701cm"/>
    </style:style>
    <style:style style:name="gr47" style:family="graphic" style:parent-style-name="standard">
      <style:graphic-properties draw:fill-color="#999999" draw:textarea-horizontal-align="justify" draw:textarea-vertical-align="middle" draw:auto-grow-height="false" fo:min-height="13.25cm" fo:min-width="12.401cm"/>
    </style:style>
    <style:style style:name="gr48" style:family="graphic" style:parent-style-name="standard">
      <style:graphic-properties draw:fill-color="#999999" draw:textarea-horizontal-align="justify" draw:textarea-vertical-align="middle" draw:auto-grow-height="false" fo:min-height="16.451cm" fo:min-width="4.801cm"/>
    </style:style>
    <style:style style:name="gr49" style:family="graphic" style:parent-style-name="objectwithoutfill">
      <style:graphic-properties svg:stroke-width="2cm" svg:stroke-color="#663300" draw:marker-start-width="3.199cm" draw:marker-end-width="3.199cm" draw:fill="none" draw:textarea-vertical-align="middle" fo:padding-top="1.124cm" fo:padding-bottom="1.124cm" fo:padding-left="1.249cm" fo:padding-right="1.249cm"/>
    </style:style>
    <style:style style:name="gr50" style:family="graphic" style:parent-style-name="objectwithoutfill">
      <style:graphic-properties svg:stroke-width="2cm" svg:stroke-color="#663300" draw:marker-start-width="3.199cm" draw:marker-end-width="3.199cm" svg:stroke-opacity="100%" draw:fill="none" draw:textarea-vertical-align="middle" fo:padding-top="1.124cm" fo:padding-bottom="1.124cm" fo:padding-left="1.249cm" fo:padding-right="1.249cm"/>
    </style:style>
    <style:style style:name="gr51" style:family="graphic" style:parent-style-name="objectwithoutfill">
      <style:graphic-properties svg:stroke-width="2cm" svg:stroke-color="#663300" draw:marker-start-width="3.199cm" draw:marker-end-width="3.199cm" svg:stroke-opacity="34%" draw:fill="none" draw:textarea-vertical-align="middle" fo:padding-top="1.124cm" fo:padding-bottom="1.124cm" fo:padding-left="1.249cm" fo:padding-right="1.249cm"/>
    </style:style>
    <style:style style:name="gr52" style:family="graphic" style:parent-style-name="standard">
      <style:graphic-properties draw:stroke="none" svg:stroke-color="#663300" draw:marker-start="" draw:fill="hatch" draw:fill-color="#dddddd" draw:fill-hatch-name="Hatching_20_6" draw:fill-hatch-solid="false" draw:textarea-horizontal-align="justify" draw:textarea-vertical-align="middle" draw:auto-grow-height="false" fo:min-height="3.75cm" fo:min-width="237.5cm"/>
    </style:style>
    <style:style style:name="gr53" style:family="graphic" style:parent-style-name="standard">
      <style:graphic-properties draw:fill-color="#999999" draw:textarea-horizontal-align="justify" draw:textarea-vertical-align="middle" draw:auto-grow-height="false" fo:min-height="40.042cm" fo:min-width="6.201cm"/>
    </style:style>
    <style:style style:name="gr54" style:family="graphic" style:parent-style-name="standard">
      <style:graphic-properties draw:fill-color="#999999" draw:textarea-horizontal-align="justify" draw:textarea-vertical-align="middle" draw:auto-grow-height="false" fo:min-height="32.141cm" fo:min-width="23.401cm"/>
    </style:style>
    <style:style style:name="gr55" style:family="graphic" style:parent-style-name="standard">
      <style:graphic-properties draw:fill-color="#999999" draw:textarea-horizontal-align="justify" draw:textarea-vertical-align="middle" draw:auto-grow-height="false" fo:min-height="6.256cm" fo:min-width="9.006cm"/>
    </style:style>
    <style:style style:name="gr56" style:family="graphic" style:parent-style-name="standard">
      <style:graphic-properties svg:stroke-color="#666666" draw:fill-color="#ffff99" draw:textarea-horizontal-align="justify" draw:textarea-vertical-align="middle" draw:auto-grow-height="false" fo:min-height="8.55cm" fo:min-width="31.8cm" fo:wrap-option="no-wrap"/>
    </style:style>
    <style:style style:name="gr57" style:family="graphic" style:parent-style-name="standard">
      <style:graphic-properties svg:stroke-color="#666666" draw:fill-color="#ffff99" draw:textarea-horizontal-align="justify" draw:textarea-vertical-align="middle" draw:auto-grow-height="false" fo:min-height="9.45cm" fo:min-width="27.1cm" fo:wrap-option="no-wrap"/>
    </style:style>
    <style:style style:name="gr58" style:family="graphic" style:parent-style-name="measure" style:list-style-name="L1">
      <style:graphic-properties svg:stroke-color="#006633" draw:marker-start-width="3cm" draw:marker-end-width="3cm" draw:textarea-vertical-align="middle" draw:line-distance="9.2cm"/>
    </style:style>
    <style:style style:name="gr59" style:family="graphic" style:parent-style-name="measure" style:list-style-name="L1">
      <style:graphic-properties svg:stroke-color="#006633" draw:marker-start-width="3cm" draw:marker-end-width="3cm" draw:textarea-vertical-align="middle" draw:line-distance="9.2cm"/>
    </style:style>
    <style:style style:name="gr60" style:family="graphic" style:parent-style-name="standard">
      <style:graphic-properties svg:stroke-color="#666666" draw:fill-color="#ffff99" draw:textarea-horizontal-align="justify" draw:textarea-vertical-align="middle" draw:auto-grow-height="false" fo:min-height="53.75cm" fo:min-width="41.2cm" fo:wrap-option="no-wrap"/>
    </style:style>
    <style:style style:name="P1" style:family="paragraph">
      <loext:graphic-properties draw:fill="bitmap" draw:fill-color="#99ccff" draw:fill-image-name="Sky" draw:opacity="70%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hatch" draw:fill-color="#dddddd" draw:fill-hatch-name="Black_20_45_20_Degrees_20_Wide" draw:fill-hatch-solid="true"/>
      <style:paragraph-properties fo:text-align="start"/>
    </style:style>
    <style:style style:name="P4" style:family="paragraph">
      <loext:graphic-properties draw:fill="hatch" draw:fill-color="#dddddd" draw:fill-hatch-name="Black_20_45_20_Degrees_20_Wide" draw:fill-hatch-solid="true"/>
      <style:paragraph-properties fo:text-align="center"/>
    </style:style>
    <style:style style:name="P5" style:family="paragraph">
      <loext:graphic-properties draw:fill="none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333333"/>
      <style:paragraph-properties fo:text-align="center"/>
    </style:style>
    <style:style style:name="P9" style:family="paragraph">
      <loext:graphic-properties draw:fill="hatch" draw:fill-color="#dddddd" draw:fill-hatch-name="Hatching_20_1" draw:fill-hatch-solid="true"/>
      <style:paragraph-properties fo:text-align="center"/>
    </style:style>
    <style:style style:name="P10" style:family="paragraph">
      <loext:graphic-properties draw:fill="hatch" draw:fill-color="#dddddd" draw:fill-hatch-name="Hatching_20_2" draw:fill-hatch-solid="true"/>
      <style:paragraph-properties fo:text-align="center"/>
    </style:style>
    <style:style style:name="P11" style:family="paragraph">
      <loext:graphic-properties draw:fill-color="#666666"/>
      <style:paragraph-properties fo:text-align="center"/>
    </style:style>
    <style:style style:name="P12" style:family="paragraph">
      <loext:graphic-properties draw:fill-color="#808080"/>
      <style:paragraph-properties fo:text-align="center"/>
    </style:style>
    <style:style style:name="P13" style:family="paragraph">
      <loext:graphic-properties draw:fill="none" draw:opacity="34%"/>
      <style:paragraph-properties fo:text-align="center"/>
    </style:style>
    <style:style style:name="P14" style:family="paragraph">
      <loext:graphic-properties draw:fill-color="#ffffff" draw:opacity="50%"/>
      <style:paragraph-properties fo:text-align="center"/>
    </style:style>
    <style:style style:name="P15" style:family="paragraph">
      <loext:graphic-properties draw:fill-color="#99ff33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99"/>
      <style:paragraph-properties fo:text-align="center"/>
      <style:text-properties fo:font-size="110pt" style:font-size-asian="110pt" style:font-size-complex="110pt"/>
    </style:style>
    <style:style style:name="P18" style:family="paragraph">
      <loext:graphic-properties draw:fill="hatch" draw:fill-color="#dddddd" draw:fill-hatch-name="Hatching_20_4" draw:fill-hatch-solid="true"/>
      <style:paragraph-properties fo:text-align="center"/>
    </style:style>
    <style:style style:name="P19" style:family="paragraph">
      <loext:graphic-properties draw:fill-color="#999999"/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hatch" draw:fill-color="#dddddd" draw:fill-hatch-name="Hatching_20_6" draw:fill-hatch-solid="false"/>
      <style:paragraph-properties fo:text-align="center"/>
    </style:style>
    <style:style style:name="P22" style:family="paragraph">
      <style:paragraph-properties fo:text-align="start"/>
    </style:style>
    <style:style style:name="P23" style:family="paragraph">
      <loext:graphic-properties draw:fill-color="#ffff99"/>
      <style:paragraph-properties fo:text-align="start"/>
      <style:text-properties fo:font-size="110pt" style:font-size-asian="110pt" style:font-size-complex="1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10pt" style:font-size-asian="110pt" style:font-size-complex="1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0cm" svg:height="18cm" svg:x="22cm" svg:y="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20cm" svg:height="18cm" svg:x="140cm" svg:y="57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8cm" svg:height="238cm" draw:transform="rotate (1.5707963267949) translate (22cm 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8cm" svg:height="178cm" draw:transform="rotate (1.5707963267949) translate (22cm 1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3" draw:layer="layout" svg:width="290cm" svg:height="5cm" svg:x="13cm" svg:y="2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90cm" svg:height="5cm" svg:x="13cm" svg:y="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0cm" svg:height="250cm" svg:x="292.5cm" svg:y="11cm">
            <text:p/>
            <draw:enhanced-geometry svg:viewBox="0 0 21600 21600" draw:type="rectangle" draw:enhanced-path="M 0 0 L 21600 0 21600 21600 0 21600 0 0 Z N"/>
          </draw:custom-shape>
        </draw:g>
        <draw:line draw:style-name="gr6" draw:text-style-name="P5" draw:layer="layout" svg:x1="141cm" svg:y1="256cm" svg:x2="141cm" svg:y2="56cm">
          <text:p/>
        </draw:line>
        <draw:custom-shape draw:style-name="gr7" draw:text-style-name="P6" draw:layer="layout" svg:width="56cm" svg:height="36cm" svg:x="76.3cm" svg:y="123.5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22.5cm" svg:y1="199cm" svg:x2="259.5cm" svg:y2="199cm">
          <text:p/>
        </draw:line>
        <draw:g>
          <draw:custom-shape draw:style-name="gr9" draw:text-style-name="P8" draw:layer="layout" svg:width="35cm" svg:height="21cm" draw:transform="rotate (1.5707963267949) translate (263.8cm 54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35cm" svg:height="21.01cm" draw:transform="rotate (1.5707963267949) translate (22cm 54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9" draw:layer="layout" svg:width="116.61cm" svg:height="20cm" svg:x="22.8cm" svg:y="178cm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22.5cm" svg:y1="174cm" svg:x2="139.51cm" svg:y2="174cm">
          <text:p/>
        </draw:line>
        <draw:g>
          <draw:custom-shape draw:style-name="gr13" draw:text-style-name="P8" draw:layer="layout" svg:width="8cm" svg:height="238cm" draw:transform="rotate (1.5707963267949) translate (22cm 2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8" draw:layer="layout" svg:width="7.986cm" svg:height="28cm" draw:transform="rotate (1.5707963267949) translate (262cm 255.9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" draw:text-style-name="P10" draw:layer="layout" svg:width="214.71cm" svg:height="24cm" svg:x="44.3cm" svg:y="3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5cm" svg:height="44cm" draw:transform="rotate (1.5707963267949) translate (22.7cm 15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4cm" svg:height="44cm" draw:transform="rotate (1.5707963267949) translate (22.7cm 15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7" draw:layer="layout" svg:x1="21cm" svg:y1="96cm" svg:x2="141cm" svg:y2="96cm">
          <text:p/>
        </draw:line>
        <draw:line draw:style-name="gr6" draw:text-style-name="P5" draw:layer="layout" svg:x1="21cm" svg:y1="161cm" svg:x2="140cm" svg:y2="161cm">
          <text:p/>
        </draw:line>
        <draw:line draw:style-name="gr6" draw:text-style-name="P5" draw:layer="layout" svg:x1="201cm" svg:y1="176cm" svg:x2="201cm" svg:y2="116cm">
          <text:p/>
        </draw:line>
        <draw:line draw:style-name="gr6" draw:text-style-name="P5" draw:layer="layout" svg:x1="201cm" svg:y1="146cm" svg:x2="261cm" svg:y2="146cm">
          <text:p/>
        </draw:line>
        <draw:line draw:style-name="gr19" draw:text-style-name="P13" draw:layer="layout" svg:x1="262cm" svg:y1="116cm" svg:x2="292cm" svg:y2="116cm">
          <text:p/>
        </draw:line>
        <draw:line draw:style-name="gr19" draw:text-style-name="P13" draw:layer="layout" svg:x1="262cm" svg:y1="55.9cm" svg:x2="292cm" svg:y2="55.9cm">
          <text:p/>
        </draw:line>
        <draw:line draw:style-name="gr19" draw:text-style-name="P13" draw:layer="layout" svg:x1="262cm" svg:y1="146cm" svg:x2="292cm" svg:y2="146cm">
          <text:p/>
        </draw:line>
        <draw:line draw:style-name="gr19" draw:text-style-name="P13" draw:layer="layout" svg:x1="262cm" svg:y1="176cm" svg:x2="292cm" svg:y2="176cm">
          <text:p/>
        </draw:line>
        <draw:line draw:style-name="gr19" draw:text-style-name="P13" draw:layer="layout" svg:x1="262cm" svg:y1="201cm" svg:x2="292cm" svg:y2="201cm">
          <text:p/>
        </draw:line>
        <draw:line draw:style-name="gr20" draw:text-style-name="P7" draw:layer="layout" svg:x1="262cm" svg:y1="247cm" svg:x2="292cm" svg:y2="247cm">
          <text:p/>
        </draw:line>
        <draw:line draw:style-name="gr18" draw:text-style-name="P7" draw:layer="layout" svg:x1="21cm" svg:y1="224cm" svg:x2="261cm" svg:y2="224cm">
          <text:p/>
        </draw:line>
        <draw:g>
          <draw:custom-shape draw:style-name="gr21" draw:text-style-name="P14" draw:layer="layout" svg:width="120cm" svg:height="44cm" svg:x="22cm" svg:y="20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120cm" svg:height="44cm" svg:x="140cm" svg:y="2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4" draw:layer="layout" svg:width="120cm" svg:height="38cm" svg:x="22cm" svg:y="7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120cm" svg:height="38cm" svg:x="140cm" svg:y="77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9" draw:layer="layout" svg:width="116.61cm" svg:height="20cm" svg:x="142.5cm" svg:y="178cm">
          <text:p/>
          <draw:enhanced-geometry svg:viewBox="0 0 21600 21600" draw:type="rectangle" draw:enhanced-path="M 0 0 L 21600 0 21600 21600 0 21600 0 0 Z N"/>
        </draw:custom-shape>
        <draw:g>
          <draw:custom-shape draw:style-name="gr23" draw:text-style-name="P15" draw:layer="layout" svg:width="5cm" svg:height="25cm" svg:x="304.2cm" svg:y="17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5" draw:layer="layout" svg:width="5cm" svg:height="20cm" svg:x="307.2cm" svg:y="15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5cm" svg:height="23cm" svg:x="304.2cm" svg:y="2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5cm" svg:height="23cm" svg:x="307.2cm" svg:y="20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5" draw:layer="layout" svg:width="5cm" svg:height="20cm" svg:x="304.2cm" svg:y="9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5" draw:layer="layout" svg:width="5cm" svg:height="20cm" svg:x="307.2cm" svg:y="7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5" draw:layer="layout" svg:width="5cm" svg:height="20cm" svg:x="304.2cm" svg:y="13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5" draw:layer="layout" svg:width="5cm" svg:height="20cm" svg:x="307.2cm" svg:y="11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5" draw:layer="layout" svg:width="5cm" svg:height="20cm" svg:x="304.2cm" svg:y="5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5" draw:layer="layout" svg:width="5cm" svg:height="20cm" svg:x="307.2cm" svg:y="3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5" draw:layer="layout" svg:width="5cm" svg:height="20cm" svg:x="304.2cm" svg:y="1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5" draw:layer="layout" svg:width="5cm" svg:height="25cm" svg:x="313.5cm" svg:y="17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5" draw:layer="layout" svg:width="5cm" svg:height="25cm" svg:x="318.2cm" svg:y="20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5" draw:layer="layout" svg:width="5cm" svg:height="20cm" svg:x="313.5cm" svg:y="227cm">
            <text:p/>
            <draw:enhanced-geometry svg:viewBox="0 0 21600 21600" draw:type="rectangle" draw:enhanced-path="M 0 0 L 21600 0 21600 21600 0 21600 0 0 Z N"/>
          </draw:custom-shape>
        </draw:g>
        <draw:custom-shape draw:style-name="gr26" draw:text-style-name="P10" draw:layer="layout" svg:width="25cm" svg:height="18.01cm" svg:x="262.9cm" svg:y="57.1cm">
          <text:p/>
          <draw:enhanced-geometry svg:viewBox="0 0 21600 21600" draw:type="rectangle" draw:enhanced-path="M 0 0 L 21600 0 21600 21600 0 21600 0 0 Z N"/>
        </draw:custom-shape>
        <draw:measure draw:style-name="gr27" draw:text-style-name="P16" draw:layer="layout" svg:x1="18.4cm" svg:y1="256cm" svg:x2="18.4cm" svg:y2="56cm">
          <text:p text:style-name="P16"><text:span text:style-name="T1"><text:measure text:kind="gap"/></text:span><text:span text:style-name="T1"><text:measure text:kind="value">20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28" draw:text-style-name="P10" draw:layer="layout" svg:width="214.7cm" svg:height="18cm" svg:x="44.3cm" svg:y="11cm">
          <text:p/>
          <draw:enhanced-geometry svg:viewBox="0 0 21600 21600" draw:type="rectangle" draw:enhanced-path="M 0 0 L 21600 0 21600 21600 0 21600 0 0 Z N"/>
        </draw:custom-shape>
        <draw:measure draw:style-name="gr29" draw:text-style-name="P16" draw:layer="layout" svg:x1="23.8cm" svg:y1="255.8cm" svg:x2="23.8cm" svg:y2="75.8cm">
          <text:p text:style-name="P16"><text:span text:style-name="T1"><text:measure text:kind="gap"/></text:span><text:span text:style-name="T1"><text:measure text:kind="value">18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line draw:style-name="gr19" draw:text-style-name="P13" draw:layer="layout" svg:x1="261cm" svg:y1="76cm" svg:x2="291cm" svg:y2="76cm">
          <text:p/>
        </draw:line>
        <draw:custom-shape draw:style-name="gr30" draw:text-style-name="P17" draw:layer="layout" svg:width="27.6cm" svg:height="8.8cm" svg:x="175.4cm" svg:y="85.7cm">
          <text:p text:style-name="P6"><text:span text:style-name="T2">Bar</text:span></text:p>
          <draw:enhanced-geometry svg:viewBox="0 0 21600 21600" draw:mirror-horizontal="true" draw:type="line-callout-1" draw:modifiers="-2504.25709213434 -2250.56243608681 -194.079924640412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1" draw:text-style-name="P10" draw:layer="layout" svg:width="24.99cm" svg:height="36cm" svg:x="263.9cm" svg:y="7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7cm" svg:height="27cm" svg:x="263cm" svg:y="1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27cm" svg:height="35cm" svg:x="263cm" svg:y="2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25cm" svg:height="19.99cm" svg:x="263cm" svg:y="180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24.99cm" svg:height="25cm" svg:x="263.3cm" svg:y="150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56cm" svg:height="26cm" svg:x="203.09cm" svg:y="14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56.01cm" svg:height="26cm" svg:x="203.09cm" svg:y="11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34.1cm" svg:height="9.7cm" svg:x="204cm" svg:y="141.4cm">
          <text:p text:style-name="P6"><text:span text:style-name="T2">Livres de cuisine</text:span></text:p>
          <draw:enhanced-geometry svg:viewBox="0 0 21600 21600" draw:mirror-horizontal="true" draw:type="line-callout-1" draw:modifiers="-7806.80918448139 -4081.31120503041 -157.086302454473 1233.522317286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9" draw:text-style-name="P12" draw:layer="layout" svg:width="2cm" svg:height="48cm" draw:transform="rotate (1.5707963267949) translate (76.7cm 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9" draw:layer="layout" svg:width="6cm" svg:height="3.99cm" svg:x="126.8cm" svg:y="16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7" draw:layer="layout" svg:width="29.15cm" svg:height="12.334cm" svg:x="256.15cm" svg:y="96.566cm">
          <text:p text:style-name="P6"><text:span text:style-name="T2">Livres,</text:span></text:p>
          <text:p text:style-name="P6"><text:span text:style-name="T2">partitions</text:span></text:p>
          <draw:enhanced-geometry svg:viewBox="0 0 21600 21600" draw:mirror-horizontal="true" draw:type="line-callout-1" draw:modifiers="8069.15714726768 -15390.5472233482 -184.501389317691 970.11755168220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42" draw:text-style-name="P7" draw:layer="layout" svg:x1="22cm" svg:y1="55.9cm" svg:x2="262cm" svg:y2="55.9cm">
          <text:p/>
        </draw:line>
        <draw:custom-shape draw:style-name="gr43" draw:text-style-name="P20" draw:layer="layout" svg:width="5cm" svg:height="19cm" svg:x="287cm" svg:y="1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6cm" svg:height="13.491cm" svg:x="42.7cm" svg:y="61.30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9" draw:layer="layout" svg:width="16.6cm" svg:height="13.491cm" svg:x="77.4cm" svg:y="61.30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9" draw:layer="layout" svg:width="20.2cm" svg:height="8.891cm" svg:x="105.2cm" svg:y="65.90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9" draw:layer="layout" svg:width="12.9cm" svg:height="13.5cm" svg:x="151.2cm" svg:y="61.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5.3cm" svg:height="16.7cm" svg:x="212.2cm" svg:y="58.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5.3cm" svg:height="16.7cm" svg:x="221.1cm" svg:y="58.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5.3cm" svg:height="16.7cm" svg:x="229.7cm" svg:y="58.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9" draw:text-style-name="P7" draw:layer="layout" svg:x1="21cm" svg:y1="201cm" svg:x2="261cm" svg:y2="201cm">
            <text:p/>
          </draw:line>
          <draw:line draw:style-name="gr50" draw:text-style-name="P7" draw:layer="layout" svg:x1="21cm" svg:y1="176cm" svg:x2="261cm" svg:y2="176cm">
            <text:p/>
          </draw:line>
          <draw:line draw:style-name="gr49" draw:text-style-name="P7" draw:layer="layout" svg:x1="21cm" svg:y1="247cm" svg:x2="261cm" svg:y2="247cm">
            <text:p/>
          </draw:line>
          <draw:line draw:style-name="gr50" draw:text-style-name="P7" draw:layer="layout" svg:x1="21cm" svg:y1="256cm" svg:x2="21cm" svg:y2="16cm">
            <text:p/>
          </draw:line>
          <draw:line draw:style-name="gr50" draw:text-style-name="P7" draw:layer="layout" svg:x1="261cm" svg:y1="256cm" svg:x2="261cm" svg:y2="16cm">
            <text:p/>
          </draw:line>
          <draw:line draw:style-name="gr50" draw:text-style-name="P7" draw:layer="layout" svg:x1="291cm" svg:y1="256cm" svg:x2="291cm" svg:y2="16cm">
            <text:p/>
          </draw:line>
          <draw:line draw:style-name="gr51" draw:text-style-name="P7" draw:layer="layout" svg:x1="44cm" svg:y1="30cm" svg:x2="261cm" svg:y2="30cm">
            <text:p/>
          </draw:line>
          <draw:line draw:style-name="gr50" draw:text-style-name="P7" draw:layer="layout" svg:x1="21cm" svg:y1="76cm" svg:x2="261cm" svg:y2="76cm">
            <text:p/>
          </draw:line>
          <draw:line draw:style-name="gr50" draw:text-style-name="P7" draw:layer="layout" svg:x1="21cm" svg:y1="116cm" svg:x2="261cm" svg:y2="116cm">
            <text:p/>
          </draw:line>
          <draw:g>
            <draw:line draw:style-name="gr50" draw:text-style-name="P7" draw:layer="layout" svg:x1="21cm" svg:y1="15.6cm" svg:x2="21cm" svg:y2="11cm">
              <text:p/>
            </draw:line>
            <draw:line draw:style-name="gr50" draw:text-style-name="P7" draw:layer="layout" svg:x1="261cm" svg:y1="15.6cm" svg:x2="261cm" svg:y2="11cm">
              <text:p/>
            </draw:line>
          </draw:g>
          <draw:custom-shape draw:style-name="gr52" draw:text-style-name="P21" draw:layer="layout" svg:width="238cm" svg:height="4cm" svg:x="22.5cm" svg:y="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3" draw:text-style-name="P19" draw:layer="layout" svg:width="6.7cm" svg:height="40.291cm" svg:x="153.2cm" svg:y="134.4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9" draw:layer="layout" svg:width="23.9cm" svg:height="32.391cm" svg:x="168.7cm" svg:y="142.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7" draw:layer="layout" svg:width="27.6cm" svg:height="8.8cm" svg:x="160.9cm" svg:y="122.3cm">
          <text:p text:style-name="P6"><text:span text:style-name="T2">Expo</text:span></text:p>
          <draw:enhanced-geometry svg:viewBox="0 0 21600 21600" draw:mirror-horizontal="true" draw:type="line-callout-1" draw:modifiers="-910.140936922575 24810.1806612885 -194.079924640412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5" draw:text-style-name="P19" draw:layer="layout" svg:width="12.2cm" svg:height="9.2cm" svg:x="184.1cm" svg:y="65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7" draw:layer="layout" svg:width="27.6cm" svg:height="8.8cm" svg:x="69.4cm" svg:y="37.3cm">
          <text:p text:style-name="P6"><text:span text:style-name="T2">Livres</text:span></text:p>
          <draw:enhanced-geometry svg:viewBox="0 0 21600 21600" draw:mirror-horizontal="true" draw:type="line-callout-1" draw:modifiers="-9645.30270642368 -4498.670605613 -194.079924640412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6" draw:text-style-name="P17" draw:layer="layout" svg:width="32.3cm" svg:height="8.8cm" svg:x="94.7cm" svg:y="16.2cm">
          <text:p text:style-name="P6"><text:span text:style-name="T2">Livres de poche</text:span></text:p>
          <draw:enhanced-geometry svg:viewBox="0 0 21600 21600" draw:mirror-horizontal="true" draw:type="line-callout-1" draw:modifiers="-8241.8500975202 -4498.670605613 -165.840066870995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7" draw:text-style-name="P17" draw:layer="layout" svg:width="27.6cm" svg:height="9.7cm" svg:x="24.6cm" svg:y="225.5cm">
          <text:p text:style-name="P6"><text:span text:style-name="T2">Jeux</text:span></text:p>
          <draw:enhanced-geometry svg:viewBox="0 0 21600 21600" draw:mirror-horizontal="true" draw:type="line-callout-1" draw:modifiers="-9645.30270642368 -4081.31120503041 -194.079924640412 1233.522317286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0" draw:text-style-name="P17" draw:layer="layout" svg:width="27.6cm" svg:height="8.8cm" svg:x="23.7cm" svg:y="82cm">
          <text:p text:style-name="P6"><text:span text:style-name="T2">Vaisselle, bar</text:span></text:p>
          <draw:enhanced-geometry svg:viewBox="0 0 21600 21600" draw:mirror-horizontal="true" draw:type="line-callout-1" draw:modifiers="-9645.30270642368 -4498.670605613 -194.079924640412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0" draw:text-style-name="P17" draw:layer="layout" svg:width="27.6cm" svg:height="8.8cm" svg:x="23.862cm" svg:y="63.984cm">
          <text:p text:style-name="P6"><text:span text:style-name="T2">Expo</text:span></text:p>
          <draw:enhanced-geometry svg:viewBox="0 0 21600 21600" draw:mirror-horizontal="true" draw:type="line-callout-1" draw:modifiers="-9645.30270642368 -4498.670605613 -194.079924640412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7" draw:text-style-name="P17" draw:layer="layout" svg:width="27.6cm" svg:height="9.7cm" svg:x="24.5cm" svg:y="188.9cm">
          <text:p text:style-name="P6"><text:span text:style-name="T2">DVDs</text:span></text:p>
          <draw:enhanced-geometry svg:viewBox="0 0 21600 21600" draw:mirror-horizontal="true" draw:type="line-callout-1" draw:modifiers="-9645.30270642368 -4081.31120503041 -194.079924640412 1233.522317286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measure draw:style-name="gr58" draw:text-style-name="P16" draw:layer="layout" svg:x1="23.9cm" svg:y1="256cm" svg:x2="23.9cm" svg:y2="116cm">
          <text:p text:style-name="P16"><text:span text:style-name="T1"><text:measure text:kind="gap"/></text:span><text:span text:style-name="T1"><text:measure text:kind="value">14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59" draw:text-style-name="P16" draw:layer="measurelines" svg:x1="28.4cm" svg:y1="256cm" svg:x2="28.4cm" svg:y2="176cm">
          <text:p text:style-name="P16"><text:span text:style-name="T1"><text:measure text:kind="gap"/></text:span><text:span text:style-name="T1"><text:measure text:kind="value">8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</draw:page>
      <draw:page draw:name="page2" draw:style-name="dp1" draw:master-page-name="Default">
        <draw:custom-shape draw:style-name="gr60" draw:text-style-name="P23" draw:layer="layout" svg:width="41.7cm" svg:height="54cm" svg:x="61.2cm" svg:y="26.4cm">
          <text:p text:style-name="P22"><text:span text:style-name="T2">Planks 240 x 40:</text:span></text:p>
          <text:p text:style-name="P22"><text:span text:style-name="T2">- horiz: 7</text:span></text:p>
          <text:p text:style-name="P22"><text:span text:style-name="T2">- vert: 2</text:span></text:p>
          <text:p text:style-name="P22"><text:span text:style-name="T2"/></text:p>
          <text:p text:style-name="P22"><text:span text:style-name="T2">Planks 240 x 30:</text:span></text:p>
          <text:p text:style-name="P22"><text:span text:style-name="T2">- vert: 1</text:span></text:p>
          <text:p text:style-name="P22"><text:span text:style-name="T2"/></text:p>
          <text:p text:style-name="P22"><text:span text:style-name="T2">Planks 237 x 35:</text:span></text:p>
          <text:p text:style-name="P22"><text:span text:style-name="T2">- horiz: 2</text:span></text:p>
          <text:p text:style-name="P22"><text:span text:style-name="T2"><text:s/></text:span></text:p>
          <text:p text:style-name="P22"/>
          <draw:enhanced-geometry svg:viewBox="0 0 21600 21600" draw:mirror-horizontal="true" draw:type="line-callout-1" draw:modifiers="-1540.97024052181 -1457.57300790726 -128.97532433275 221.59589637228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000000" draw:distance="2cm" draw:rotation="900"/>
    <draw:hatch draw:name="Hatching_20_2" draw:display-name="Hatching 2" draw:style="single" draw:color="#000000" draw:distance="3cm" draw:rotation="900"/>
    <draw:hatch draw:name="Hatching_20_4" draw:display-name="Hatching 4" draw:style="single" draw:color="#000000" draw:distance="1cm" draw:rotation="900"/>
    <draw:hatch draw:name="Hatching_20_6" draw:display-name="Hatching 6" draw:style="double" draw:color="#ffff00" draw:distance="7cm" draw:rotation="450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2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00:22:38.431704664</meta:creation-date>
    <dc:date>2018-12-29T23:33:03.264557841</dc:date>
    <meta:editing-duration>PT3H21M29S</meta:editing-duration>
    <meta:editing-cycles>41</meta:editing-cycles>
    <meta:generator>LibreOffice/6.0.7.3$Linux_X86_64 LibreOffice_project/00m0$Build-3</meta:generator>
    <meta:print-date>2018-01-07T13:46:44.656329718</meta:print-date>
    <meta:document-statistic meta:object-count="109"/>
  </office:meta>
</office:document-meta>
</file>